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textarea-vertical-align="top" fo:min-height="18.309cm"/>
    </style:style>
    <style:style style:name="pr7" style:family="presentation" style:parent-style-name="Default-subtitle">
      <style:graphic-properties draw:fill-color="#ffffff" draw:textarea-vertical-align="top" fo:min-height="16.717cm"/>
    </style:style>
    <style:style style:name="pr8" style:family="presentation" style:parent-style-name="Default-subtitle">
      <style:graphic-properties draw:fill-color="#ffffff" draw:textarea-vertical-align="top" fo:min-height="16.255cm"/>
    </style:style>
    <style:style style:name="pr9" style:family="presentation" style:parent-style-name="Default-subtitle">
      <style:graphic-properties draw:fill-color="#ffffff" draw:textarea-vertical-align="top" fo:min-height="15.921cm"/>
    </style:style>
    <style:style style:name="pr10" style:family="presentation" style:parent-style-name="Default-subtitle">
      <style:graphic-properties draw:fill-color="#ffffff" draw:textarea-vertical-align="top" fo:min-height="15.125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9.105cm"/>
    </style:style>
    <style:style style:name="pr13" style:family="presentation" style:parent-style-name="Default-subtitle">
      <style:graphic-properties draw:fill-color="#ffffff" draw:textarea-vertical-align="top" fo:min-height="19.901cm"/>
    </style:style>
    <style:style style:name="P1" style:family="paragraph">
      <style:text-properties style:font-name="Courier 10 Pitch2" fo:font-size="20pt" style:font-size-asian="20pt" style:font-size-complex="20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 New1" fo:font-size="20pt" style:font-size-asian="20pt" style:font-size-complex="20pt"/>
    </style:style>
    <style:style style:name="P5" style:family="paragraph">
      <style:paragraph-properties fo:text-align="start"/>
      <style:text-properties style:font-name="Courier New1" fo:font-size="22pt"/>
    </style:style>
    <style:style style:name="P6" style:family="paragraph">
      <style:paragraph-properties fo:text-align="start"/>
      <style:text-properties fo:font-size="22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text-align="start"/>
      <style:text-properties fo:font-size="20pt" style:text-underline-style="none" style:font-size-asian="20pt" style:font-size-complex="20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style:font-name="Courier 10 Pitch2"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style:font-name="Courier New1" fo:font-size="20pt" style:font-size-asian="20pt" style:font-size-complex="20pt"/>
    </style:style>
    <style:style style:name="T4" style:family="text">
      <style:text-properties fo:color="#ff420e" style:font-name="Courier New1" fo:font-size="20pt" style:font-size-asian="20pt" style:font-size-complex="20pt"/>
    </style:style>
    <style:style style:name="T5" style:family="text">
      <style:text-properties style:use-window-font-color="true" style:font-name="Courier New1" fo:font-size="20pt" style:font-size-asian="20pt" style:font-size-complex="20pt"/>
    </style:style>
    <style:style style:name="T6" style:family="text">
      <style:text-properties style:font-name="Courier 10 Pitch2" fo:font-size="22pt" style:font-size-asian="22pt" style:font-size-complex="2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Courier 10 Pitch2" fo:font-size="12pt" style:font-size-asian="12pt" style:font-size-complex="12pt"/>
    </style:style>
    <style:style style:name="T9" style:family="text">
      <style:text-properties fo:color="#ff420e" style:font-name="Courier 10 Pitch2" fo:font-size="12pt" style:font-size-asian="12pt" style:font-size-complex="12pt"/>
    </style:style>
    <style:style style:name="T10" style:family="text">
      <style:text-properties fo:color="#004586" style:font-name="Courier 10 Pitch2" fo:font-size="12pt" style:font-size-asian="12pt" style:font-size-complex="1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420e" style:font-name="Courier 10 Pitch2" fo:font-size="20pt" style:font-size-asian="20pt" style:font-size-complex="20pt"/>
    </style:style>
    <style:style style:name="T13" style:family="text">
      <style:text-properties fo:color="#000000" style:font-name="Courier 10 Pitch2" fo:font-size="20pt" style:font-size-asian="20pt" style:font-size-complex="20pt"/>
    </style:style>
    <style:style style:name="T14" style:family="text">
      <style:text-properties fo:color="#c5000b" style:font-name="Courier 10 Pitch2" fo:font-size="15pt" style:font-size-asian="15pt" style:font-size-complex="15pt"/>
    </style:style>
    <style:style style:name="T15" style:family="text">
      <style:text-properties style:font-name="Courier 10 Pitch2" fo:font-size="15pt" style:font-size-asian="15pt" style:font-size-complex="15pt"/>
    </style:style>
    <style:style style:name="T16" style:family="text">
      <style:text-properties fo:color="#ff420e" style:font-name="Courier 10 Pitch2" fo:font-size="15pt" style:font-size-asian="15pt" style:font-size-complex="15pt"/>
    </style:style>
    <style:style style:name="T17" style:family="text">
      <style:text-properties fo:color="#004586" style:font-name="Courier 10 Pitch2" fo:font-size="15pt" style:font-size-asian="15pt" style:font-size-complex="15pt"/>
    </style:style>
    <style:style style:name="T18" style:family="text">
      <style:text-properties fo:font-size="20pt" style:text-underline-style="none" style:font-size-asian="20pt" style:font-size-complex="20pt"/>
    </style:style>
    <style:style style:name="T19" style:family="text">
      <style:text-properties fo:color="#c5000b" fo:font-size="20pt" style:font-size-asian="20pt" style:font-size-complex="20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style:font-name="Courier 10 Pitch2" fo:font-size="16pt" style:font-size-asian="16pt" style:font-size-complex="16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ff420e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Courier 10 Pitch2" fo:font-size="14pt" style:font-size-asian="14pt" style:font-size-complex="14pt"/>
    </style:style>
    <style:style style:name="T26" style:family="text">
      <style:text-properties style:font-name="Courier 10 Pitch2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::Class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p><text:span text:style-name="T1">$ perl -MTest::Class -e 'print "$Test::Class::VERSION \n"'</text:span></text:p>
            <text:p><text:span text:style-name="T1">0.41</text:span></text:p>
            <text:p><text:span text:style-name="T1"/></text:p>
            <text:p><text:span text:style-name="T1">$ perl -v |grep version</text:span></text:p>
            <text:p><text:span text:style-name="T1">This is perl 5, version 18, subversion 2 (v5.18.2) built for x86_64-linux-gnu-thread-multi</text:span></text:p>
            <text:p><text:span text:style-name="T1"/></text:p>
            <text:p><text:span text:style-name="T1">Ubuntu 14.04 LTS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2">My platform and installation</text:span></text:p>
              <text:p><text:span text:style-name="T2"/></text:p>
              <text:p><text:span text:style-name="T2">Yes, this presentation works in OpenOffice and LibreOffice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rief introduction to Test::Class based articles written by Curtis Poe and Beginning Perl Chapter 14 (Testing)</text:p>
                <text:p>Buy his books (Beg. Perl, Perl Hacks)</text:p>
              </text:list-item>
              <text:list-item>
                <text:p>Wish to peak your interest so you'll read the documentation for Test::Class to see if there is more stuff to your lik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Want to thank.</text:span></text:p>
              <text:p><text:span text:style-name="T2"/></text:p>
              <text:p><text:span text:style-name="T2">Purpose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ual project directory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3">mytest <text:s text:c="14"/># Application directory</text:span></text:p>
            <text:p text:style-name="P3"><text:span text:style-name="T3">+- mytest.pl <text:s text:c="8"/># main program</text:span></text:p>
            <text:p text:style-name="P3"><text:span text:style-name="T3">+- lib <text:s text:c="14"/># Library directory</text:span></text:p>
            <text:p text:style-name="P3"><text:span text:style-name="T3">| <text:s/>+- Mytest.pm <text:s text:c="5"/># Package</text:span></text:p>
            <text:p text:style-name="P3"><text:span text:style-name="T3">+- t <text:s text:c="16"/># Test directory</text:span></text:p>
            <text:p text:style-name="P3"><text:span text:style-name="T3"><text:s text:c="3"/></text:span><text:span text:style-name="T3">+- 01-base.t <text:s text:c="5"/># test program</text:span></text:p>
            <text:p text:style-name="P3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Example T:C project directory</text:p>
          </draw:text-box>
        </draw:frame>
        <draw:frame presentation:style-name="pr2" draw:text-style-name="P5" draw:layer="layout" svg:width="25.199cm" svg:height="15.152cm" svg:x="1.4cm" svg:y="4.914cm" presentation:class="outline" presentation:user-transformed="true">
          <draw:text-box>
            <text:p text:style-name="P3"><text:span text:style-name="T3">mytest <text:s text:c="14"/># Application directory</text:span></text:p>
            <text:p text:style-name="P3"><text:span text:style-name="T3">+- mytest.pl <text:s text:c="8"/># main program</text:span></text:p>
            <text:p text:style-name="P3"><text:span text:style-name="T3">+- lib <text:s text:c="14"/># Library directory</text:span></text:p>
            <text:p text:style-name="P3"><text:span text:style-name="T3">| <text:s/>+- Mytest.pm <text:s text:c="5"/># Package</text:span></text:p>
            <text:p text:style-name="P3"><text:span text:style-name="T3">+- t <text:s text:c="16"/># Test directory</text:span></text:p>
            <text:p text:style-name="P3"><text:span text:style-name="T3"><text:s text:c="3"/></text:span><text:span text:style-name="T3">+- 01-base.t <text:s text:c="5"/># test program</text:span></text:p>
            <text:p text:style-name="P3"><text:span text:style-name="T3"><text:s text:c="3"/></text:span><text:span text:style-name="T3">+- </text:span><text:span text:style-name="T4">run.t</text:span></text:p>
            <text:p text:style-name="P3"><text:span text:style-name="T3"><text:s text:c="3"/></text:span><text:span text:style-name="T3">+- </text:span><text:span text:style-name="T4">tests</text:span><text:span text:style-name="T3"> <text:s text:c="9"/># Library directory of tests</text:span></text:p>
            <text:p text:style-name="P3"><text:span text:style-name="T3"><text:s text:c="5"/></text:span><text:span text:style-name="T3">+- </text:span><text:span text:style-name="T4">TestsFor.pm</text:span><text:span text:style-name="T3"> <text:s/># Test::Class Base Class</text:span></text:p>
            <text:p text:style-name="P3"><text:span text:style-name="T3"><text:s text:c="5"/></text:span><text:span text:style-name="T3">+- </text:span><text:span text:style-name="T4">TestsFor</text:span><text:span text:style-name="T3"> <text:s text:c="4"/># Test:Class Tests for this project</text:span></text:p>
            <text:p text:style-name="P3"><text:span text:style-name="T3"><text:s text:c="7"/></text:span><text:span text:style-name="T3">+- </text:span><text:span text:style-name="T4">Mytest.pm</text:span><text:span text:style-name="T5"> <text:s/># Test Package for library pack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Mr. Poe's T:C directory structure</text:p>
              <text:p/>
              <text:p>Point out the two boilerplates</text:p>
              <text:p>t/run.t and t/tests/TestsFor.pm</text:p>
            </draw:text-box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id's T::C Boilerplate</text:p>
          </draw:text-box>
        </draw:frame>
        <draw:frame presentation:style-name="pr2" draw:layer="layout" svg:width="25.199cm" svg:height="12.179cm" svg:x="1.4cm" svg:y="4.914cm" presentation:class="outline">
          <draw:text-box>
            <text:p>Next 2 screens are the cor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2.973cm" svg:x="1.4cm" svg:y="0.837cm" presentation:class="title" presentation:user-transformed="true">
          <draw:text-box>
            <text:p>t/run.t</text:p>
          </draw:text-box>
        </draw:frame>
        <draw:frame presentation:style-name="pr2" draw:text-style-name="P6" draw:layer="layout" svg:width="25.199cm" svg:height="15.152cm" svg:x="1.4cm" svg:y="4.914cm" presentation:class="outline" presentation:user-transformed="true">
          <draw:text-box>
            <text:p text:style-name="P3"><text:span text:style-name="T6">#!/usr/bin/env perl</text:span></text:p>
            <text:p text:style-name="P3"><text:span text:style-name="T6">use strict;</text:span></text:p>
            <text:p text:style-name="P3"><text:span text:style-name="T6">use warnings;</text:span></text:p>
            <text:p text:style-name="P3"><text:span text:style-name="T6">use Test::Class::Load 't/tests';</text:span></text:p>
            <text:p text:style-name="P3"><text:span text:style-name="T6">#use Test::Class::Load qw&lt; t/customer t/order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You would see the “runtests” method but to get Test::Class to run within VI or emacs it is move to the Base Test Case (TestsFor.pm)</text:p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7" draw:layer="layout" svg:width="25.199cm" svg:height="2.973cm" svg:x="1.471cm" svg:y="0.329cm" presentation:class="title" presentation:user-transformed="true">
          <draw:text-box>
            <text:p><text:span text:style-name="T7">t/tests/TestsFor.pm Test Base Case</text:span></text:p>
          </draw:text-box>
        </draw:frame>
        <draw:frame presentation:style-name="pr2" draw:text-style-name="P8" draw:layer="layout" svg:width="25.199cm" svg:height="16.676cm" svg:x="1.27cm" svg:y="3.644cm" presentation:class="outline" presentation:user-transformed="true">
          <draw:text-box>
            <text:p text:style-name="P3"><text:span text:style-name="T8">package TestsFor;</text:span></text:p>
            <text:p text:style-name="P3"><text:span text:style-name="T8">use Test::Most; # strict &amp; warnings included</text:span></text:p>
            <text:p text:style-name="P3"><text:span text:style-name="T8">use base qw(Test::Class Class::Data::Inheritable);</text:span></text:p>
            <text:p text:style-name="P3"><text:span text:style-name="T8">INIT { __PACKAGE__-&gt;mk_classdata('class_to_test');</text:span></text:p>
            <text:p text:style-name="P3"><text:span text:style-name="T8"><text:s text:c="7"/></text:span><text:span text:style-name="T8">Test::Class-&gt;runtests; }</text:span></text:p>
            <text:p text:style-name="P3"><text:span text:style-name="T8"># </text:span><text:span text:style-name="T9">Test Control Methods</text:span><text:span text:style-name="T8"> # Tip: Don't put tests in your test control methods</text:span></text:p>
            <text:p text:style-name="P3"><text:span text:style-name="T8">sub </text:span><text:span text:style-name="T9">test_startup</text:span><text:span text:style-name="T8"> : Tests(</text:span><text:span text:style-name="T10">startup</text:span><text:span text:style-name="T8">) {</text:span></text:p>
            <text:p text:style-name="P3"><text:span text:style-name="T8"><text:s text:c="4"/></text:span><text:span text:style-name="T8">my $test = shift;</text:span></text:p>
            <text:p text:style-name="P3"><text:span text:style-name="T8"><text:s text:c="4"/></text:span><text:span text:style-name="T8">my $class = ref $test; <text:s text:c="9"/>$class =~ s/^TestsFor:://;</text:span></text:p>
            <text:p text:style-name="P3"><text:span text:style-name="T8"><text:s text:c="4"/></text:span><text:span text:style-name="T8">eval "use $class"; <text:s text:c="13"/>die $@ if $@;</text:span></text:p>
            <text:p text:style-name="P3"><text:span text:style-name="T8"><text:s text:c="4"/></text:span><text:span text:style-name="T8">$test-&gt;class_to_test($class);</text:span></text:p>
            <text:p text:style-name="P3"><text:span text:style-name="T8">}</text:span></text:p>
            <text:p text:style-name="P3"><text:span text:style-name="T8">sub </text:span><text:span text:style-name="T9">test_setup</text:span><text:span text:style-name="T8"> <text:s text:c="3"/>: Tests(</text:span><text:span text:style-name="T10">setup</text:span><text:span text:style-name="T8">) <text:s text:c="3"/>{}</text:span></text:p>
            <text:p text:style-name="P3"><text:span text:style-name="T8">sub </text:span><text:span text:style-name="T9">test_teardown</text:span><text:span text:style-name="T8"> : Tests(</text:span><text:span text:style-name="T10">teardown</text:span><text:span text:style-name="T8">) {}</text:span></text:p>
            <text:p text:style-name="P3"><text:span text:style-name="T8">sub </text:span><text:span text:style-name="T9">test_shutdown</text:span><text:span text:style-name="T8"> : Tests(</text:span><text:span text:style-name="T10">shutdown</text:span><text:span text:style-name="T8">) {} <text:s text:c="2"/>1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737cm" svg:x="2.159cm" svg:y="13.271cm" presentation:class="notes" presentation:user-transformed="true">
            <draw:text-box>
              <text:p>Disclaimer: Style written to fit the screen</text:p>
              <text:p>INIT Makes a method “class_to_test” (C:D:I)</text:p>
              <text:p/>
              <text:p>“runtests is usually in the run.t but place it here allows you to execute it in VI or Emacs</text:p>
              <text:p>We will create Test::Class modules for each of our project's library modules will be place in the sub-directory “TestsFor” inheriting our Test Base Class</text:p>
              <text:p>Ovid's Test Control Methods naming convention</text:p>
              <text:p><text:s text:c="3"/>Startup/Shutdown Before/After each Test Class</text:p>
              <text:p><text:s text:c="3"/>Setup/Teardown <text:s text:c="2"/>Before/After each method.</text:p>
              <text:p><text:s text:c="3"/>But I put “test_” so migration to T::C::M is smooth.</text:p>
              <text:p>T::C looks for methods with the argument of those key words (startup,shutdown,setup,teardown) for the attribute “Tests”.</text:p>
              <text:p>Go over setup method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ur Project's Modul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2.973cm" svg:x="1.4cm" svg:y="0.837cm" presentation:class="title" presentation:user-transformed="true">
          <draw:text-box>
            <text:p>Project Code</text:p>
          </draw:text-box>
        </draw:frame>
        <draw:frame presentation:style-name="pr2" draw:text-style-name="P4" draw:layer="layout" svg:width="25.199cm" svg:height="15.152cm" svg:x="1.4cm" svg:y="4.914cm" presentation:class="outline" presentation:user-transformed="true">
          <draw:text-box>
            <text:p text:style-name="P3"><text:span text:style-name="T3">mytest <text:s text:c="14"/># Application directory</text:span></text:p>
            <text:p text:style-name="P3"><text:span text:style-name="T3">+- test_person.pl <text:s text:c="3"/># main program</text:span></text:p>
            <text:p text:style-name="P3"><text:span text:style-name="T3">+- lib <text:s text:c="14"/># Library directory</text:span></text:p>
            <text:p text:style-name="P3"><text:span text:style-name="T3"><text:s text:c="3"/></text:span><text:span text:style-name="T3">+- Person.pm <text:s text:c="5"/># Personal Info.</text:span></text:p>
            <text:p text:style-name="P3"><text:span text:style-name="T3"><text:s text:c="3"/></text:span><text:span text:style-name="T3">| <text:s text:c="16"/># Note: method “name” is Fname first</text:span></text:p>
            <text:p text:style-name="P3"><text:span text:style-name="T3"><text:s text:c="3"/></text:span><text:span text:style-name="T3">+- Person</text:span></text:p>
            <text:p text:style-name="P3"><text:span text:style-name="T3"><text:s text:c="3"/></text:span><text:span text:style-name="T3">| |</text:span></text:p>
            <text:p text:style-name="P3"><text:span text:style-name="T3"><text:s text:c="3"/></text:span><text:span text:style-name="T3">| +-Employee.pm <text:s text:c="2"/># Extends Person. Adds EE number</text:span></text:p>
            <text:p text:style-name="P3"><text:span text:style-name="T3"><text:s text:c="3"/></text:span><text:span text:style-name="T3">| <text:s text:c="16"/># Note: method “name” is Lname first</text:span></text:p>
            <text:p text:style-name="P3"><text:span text:style-name="T3"><text:s text:c="3"/></text:span><text:span text:style-name="T3">+- Customer.pm <text:s text:c="3"/># Extends Person</text:span></text:p>
            <text:p text:style-name="P3"><text:span text:style-name="T3"><text:s text:c="21"/></text:span><text:span text:style-name="T3"># <text:s text:c="2"/>Customer must be over 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Yes you might say the Customer should be Person::Customer.</text:span></text:p>
              <text:p><text:span text:style-name="T2"/></text:p>
              <text:p><text:span text:style-name="T2">The Person, Customer example is from Beginning Perl Chapter 14.</text:span></text:p>
              <text:p><text:span text:style-name="T2"/></text:p>
              <text:p><text:span text:style-name="T2">The Person, Person::Employee example is from articles at modernperlbooks.com</text:span></text:p>
              <text:p><text:span text:style-name="T2"/></text:p>
              <text:p><text:span text:style-name="T2">I chose to merge the two to see if anything would break here in Test::Class or Test::Class::Moose</text:span></text:p>
            </draw:text-box>
          </draw:frame>
        </presentation:notes>
      </draw:page>
      <draw:page draw:name="page10" draw:style-name="dp1" draw:master-page-name="Default" presentation:presentation-page-layout-name="AL2T19">
        <draw:frame presentation:style-name="pr5" draw:layer="layout" svg:width="25.199cm" svg:height="3.506cm" svg:x="1.4cm" svg:y="0.837cm" presentation:class="title" presentation:user-transformed="true">
          <draw:text-box>
            <text:p>lib/Person.pm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6" draw:text-style-name="P9" draw:layer="layout" svg:width="25.199cm" svg:height="19.105cm" svg:x="1.4cm" svg:y="0.837cm" presentation:class="subtitle" presentation:user-transformed="true">
          <draw:text-box>
            <text:p text:style-name="P3"><text:span text:style-name="T11">package Person;</text:span></text:p>
            <text:p text:style-name="P3"><text:span text:style-name="T11">use strict; use warnings;</text:span></text:p>
            <text:p text:style-name="P3"><text:span text:style-name="T11">use Moose;</text:span></text:p>
            <text:p text:style-name="P3"><text:span text:style-name="T11">use Moose::Util::TypeConstraints;</text:span></text:p>
            <text:p text:style-name="P3"><text:span text:style-name="T11">use MooseX::Types::Moose 'Str';</text:span></text:p>
            <text:p text:style-name="P3"><text:span text:style-name="T11">use DateTime::Format::Strptime;</text:span></text:p>
            <text:p text:style-name="P3"><text:span text:style-name="T11">use Carp 'croak';</text:span></text:p>
            <text:p text:style-name="P3"><text:span text:style-name="T11">use DateTime;</text:span></text:p>
            <text:p text:style-name="P3"><text:span text:style-name="T11">use namespace::autoclean;</text:span></text:p>
            <text:p text:style-name="P3"><text:span text:style-name="T11"/></text:p>
            <text:p text:style-name="P3"><text:span text:style-name="T11">our $VERSION = '0.01';</text:span></text:p>
            <text:p text:style-name="P3"><text:span text:style-name="T11"/></text:p>
            <text:p text:style-name="P3"><text:span text:style-name="T11"># Moose doesn't know about non-Moose-based classes.</text:span></text:p>
            <text:p text:style-name="P3"><text:span text:style-name="T11">class_type 'DateTime';</text:span></text:p>
            <text:p text:style-name="P3"><text:span text:style-name="T11"/></text:p>
            <text:p text:style-name="P3"><text:span text:style-name="T11">my $datetime_formatter = DateTime::Format::Strptime-&gt;new(</text:span></text:p>
            <text:p text:style-name="P3"><text:span text:style-name="T11"><text:s text:c="4"/></text:span><text:span text:style-name="T11">pattern <text:s text:c="2"/>=&gt; '%Y-%m-%d',</text:span></text:p>
            <text:p text:style-name="P3"><text:span text:style-name="T11"><text:s text:c="4"/></text:span><text:span text:style-name="T11">time_zone =&gt; 'GMT',</text:span></text:p>
            <text:p text:style-name="P3"><text:span text:style-name="T11">);</text:span></text:p>
            <text:p text:style-name="P3"><text:span text:style-name="T11"/></text:p>
            <text:p text:style-name="P3"><text:span text:style-name="T11">coerce 'DateTime'</text:span></text:p>
            <text:p text:style-name="P3"><text:span text:style-name="T11"><text:s text:c="2"/></text:span><text:span text:style-name="T11">=&gt; from Str</text:span></text:p>
            <text:p text:style-name="P3"><text:span text:style-name="T11"><text:s text:c="2"/></text:span><text:span text:style-name="T11">=&gt; via { $datetime_formatter-&gt;parse_datetime($_) };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7" draw:text-style-name="P9" draw:layer="layout" svg:width="25.199cm" svg:height="16.717cm" svg:x="1.4cm" svg:y="0.837cm" presentation:class="subtitle" presentation:user-transformed="true">
          <draw:text-box>
            <text:p text:style-name="P3"><text:span text:style-name="T11">has first_name <text:s/>=&gt; ( is =&gt; 'ro', isa =&gt; Str, <text:s text:c="5"/>required =&gt; 1 );</text:span></text:p>
            <text:p text:style-name="P3"><text:span text:style-name="T11">has last_name <text:s/>=&gt; ( is =&gt; 'ro', isa =&gt; Str, <text:s text:c="5"/>required =&gt; 1 );</text:span></text:p>
            <text:p text:style-name="P3"><text:span text:style-name="T11">has title <text:s text:c="12"/>=&gt; ( is =&gt; 'rw', isa =&gt; Str, <text:s text:c="5"/>required =&gt; 0 );</text:span></text:p>
            <text:p text:style-name="P3"><text:span text:style-name="T11">has birthdate =&gt;</text:span></text:p>
            <text:p text:style-name="P3"><text:span text:style-name="T11"><text:s text:c="2"/></text:span><text:span text:style-name="T11">( is =&gt; 'ro', isa =&gt; 'DateTime', required =&gt; 1, coerce =&gt; 1 );</text:span></text:p>
            <text:p text:style-name="P3"><text:span text:style-name="T11"/></text:p>
            <text:p text:style-name="P3"><text:span text:style-name="T11">sub name {</text:span></text:p>
            <text:p text:style-name="P3"><text:span text:style-name="T11"><text:s text:c="4"/></text:span><text:span text:style-name="T11">my $self = shift;</text:span></text:p>
            <text:p text:style-name="P3"><text:span text:style-name="T11"/></text:p>
            <text:p text:style-name="P3"><text:span text:style-name="T11"><text:s text:c="4"/></text:span><text:span text:style-name="T11">unless ( $self-&gt;first_name &amp;&amp; $self-&gt;last_name ) {</text:span></text:p>
            <text:p text:style-name="P3"><text:span text:style-name="T11"><text:s text:c="8"/></text:span><text:span text:style-name="T11">croak("Both first and last names must be set");</text:span></text:p>
            <text:p text:style-name="P3"><text:span text:style-name="T11"><text:s text:c="4"/></text:span><text:span text:style-name="T11">}</text:span></text:p>
            <text:p text:style-name="P3"><text:span text:style-name="T11"/></text:p>
            <text:p text:style-name="P3"><text:span text:style-name="T11"><text:s text:c="4"/></text:span><text:span text:style-name="T11">my $name = '';</text:span></text:p>
            <text:p text:style-name="P3"><text:span text:style-name="T11"><text:s text:c="4"/></text:span><text:span text:style-name="T11">if ( my $title = $self-&gt;title ) {</text:span></text:p>
            <text:p text:style-name="P3"><text:span text:style-name="T11"><text:s text:c="8"/></text:span><text:span text:style-name="T11">$name = "$title ";</text:span></text:p>
            <text:p text:style-name="P3"><text:span text:style-name="T11"><text:s text:c="4"/></text:span><text:span text:style-name="T11">}</text:span></text:p>
            <text:p text:style-name="P3"><text:span text:style-name="T11"><text:s text:c="4"/></text:span><text:span text:style-name="T11">$name .= join ' ', $self-&gt;first_name, $self-&gt;last_name;</text:span></text:p>
            <text:p text:style-name="P3"><text:span text:style-name="T11"><text:s text:c="4"/></text:span><text:span text:style-name="T11">return $name;</text:span></text:p>
            <text:p text:style-name="P3"><text:span text:style-name="T11">}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8" draw:text-style-name="P9" draw:layer="layout" svg:width="25.199cm" svg:height="16.255cm" svg:x="1.4cm" svg:y="0.837cm" presentation:class="subtitle" presentation:user-transformed="true">
          <draw:text-box>
            <text:p text:style-name="P3"><text:span text:style-name="T11">sub age {</text:span></text:p>
            <text:p text:style-name="P3"><text:span text:style-name="T11"><text:s text:c="4"/></text:span><text:span text:style-name="T11">my $self <text:s text:c="4"/>= shift;</text:span></text:p>
            <text:p text:style-name="P3"><text:span text:style-name="T11"><text:s text:c="4"/></text:span><text:span text:style-name="T11">my $duration = DateTime-&gt;now - $self-&gt;birthdate;</text:span></text:p>
            <text:p text:style-name="P3"><text:span text:style-name="T11"><text:s text:c="4"/></text:span><text:span text:style-name="T11">return $duration-&gt;years;</text:span></text:p>
            <text:p text:style-name="P3"><text:span text:style-name="T11">}</text:span></text:p>
            <text:p text:style-name="P3"><text:span text:style-name="T11"/></text:p>
            <text:p text:style-name="P3"><text:span text:style-name="T11">__PACKAGE__-&gt;meta-&gt;make_immutable;</text:span></text:p>
            <text:p text:style-name="P3"><text:span text:style-name="T11"/></text:p>
            <text:p text:style-name="P3"><text:span text:style-name="T11">1;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draw:frame presentation:style-name="pr5" draw:layer="layout" svg:width="25.199cm" svg:height="3.506cm" svg:x="1.4cm" svg:y="0.837cm" presentation:class="title" presentation:user-transformed="true">
          <draw:text-box>
            <text:p>lib/Person/Employee.pm</text:p>
          </draw:text-box>
        </draw:frame>
        <draw:frame presentation:style-name="pr9" draw:text-style-name="P9" draw:layer="layout" svg:width="25.199cm" svg:height="15.921cm" svg:x="1.4cm" svg:y="4.914cm" presentation:class="subtitle" presentation:user-transformed="true">
          <draw:text-box>
            <text:p text:style-name="P3"><text:span text:style-name="T11">package Person::Employee;</text:span></text:p>
            <text:p text:style-name="P3"><text:span text:style-name="T11">use strict; use warnings;</text:span></text:p>
            <text:p text:style-name="P3"><text:span text:style-name="T11">use Moose;</text:span></text:p>
            <text:p text:style-name="P3"><text:span text:style-name="T11">extends 'Person';</text:span></text:p>
            <text:p text:style-name="P3"><text:span text:style-name="T11">use namespace::autoclean;</text:span></text:p>
            <text:p text:style-name="P3"><text:span text:style-name="T11">use Carp 'croak';</text:span></text:p>
            <text:p text:style-name="P3"><text:span text:style-name="T11">our $VERSION = '0.01';</text:span></text:p>
            <text:p text:style-name="P3"><text:span text:style-name="T11">has employee_number =&gt; ( is =&gt; 'rw', isa =&gt; 'Int' );</text:span></text:p>
            <text:p text:style-name="P3"><text:span text:style-name="T11"/></text:p>
            <text:p text:style-name="P3"><text:span text:style-name="T11">sub full_name {</text:span></text:p>
            <text:p text:style-name="P3"><text:span text:style-name="T11"><text:s text:c="4"/></text:span><text:span text:style-name="T11">my $self = shift;</text:span></text:p>
            <text:p text:style-name="P3"><text:span text:style-name="T11"><text:s text:c="4"/></text:span><text:span text:style-name="T11">unless ( $self-&gt;first_name &amp;&amp; $self-&gt;last_name ) {</text:span></text:p>
            <text:p text:style-name="P3"><text:span text:style-name="T11"><text:s text:c="8"/></text:span><text:span text:style-name="T11">croak("Both first and last names must be set");</text:span></text:p>
            <text:p text:style-name="P3"><text:span text:style-name="T11"><text:s text:c="4"/></text:span><text:span text:style-name="T11">}</text:span></text:p>
            <text:p text:style-name="P3"><text:span text:style-name="T11"/></text:p>
            <text:p text:style-name="P3"><text:span text:style-name="T11"><text:s text:c="4"/></text:span><text:span text:style-name="T11">return $self-&gt;last_name . ', ' . $self-&gt;first_name;</text:span></text:p>
            <text:p text:style-name="P3"><text:span text:style-name="T11">}</text:span></text:p>
            <text:p text:style-name="P3"><text:span text:style-name="T11">__PACKAGE__-&gt;meta-&gt;make_immutable;</text:span></text:p>
            <text:p text:style-name="P3"><text:span text:style-name="T11">1;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draw:frame presentation:style-name="pr5" draw:layer="layout" svg:width="25.199cm" svg:height="3.506cm" svg:x="1.4cm" svg:y="0.837cm" presentation:class="title" presentation:user-transformed="true">
          <draw:text-box>
            <text:p>lib/Customer.pm</text:p>
          </draw:text-box>
        </draw:frame>
        <draw:frame presentation:style-name="pr10" draw:text-style-name="P9" draw:layer="layout" svg:width="25.199cm" svg:height="15.125cm" svg:x="1.4cm" svg:y="4.914cm" presentation:class="subtitle" presentation:user-transformed="true">
          <draw:text-box>
            <text:p text:style-name="P3"><text:span text:style-name="T11">package Customer;</text:span></text:p>
            <text:p text:style-name="P3"><text:span text:style-name="T11">use strict; use warnings;</text:span></text:p>
            <text:p text:style-name="P3"><text:span text:style-name="T11">use Moose;</text:span></text:p>
            <text:p text:style-name="P3"><text:span text:style-name="T11">extends 'Person';</text:span></text:p>
            <text:p text:style-name="P3"><text:span text:style-name="T11">use Carp 'croak';</text:span></text:p>
            <text:p text:style-name="P3"><text:span text:style-name="T11">use namespace::autoclean;</text:span></text:p>
            <text:p text:style-name="P3"><text:span text:style-name="T11">our $VERSION = '0.01';</text:span></text:p>
            <text:p text:style-name="P3"><text:span text:style-name="T11"/></text:p>
            <text:p text:style-name="P3"><text:span text:style-name="T11">sub BUILD {</text:span></text:p>
            <text:p text:style-name="P3"><text:span text:style-name="T11"><text:s text:c="4"/></text:span><text:span text:style-name="T11">my $self = shift;</text:span></text:p>
            <text:p text:style-name="P3"><text:span text:style-name="T11"/></text:p>
            <text:p text:style-name="P3"><text:span text:style-name="T11"><text:s text:c="4"/></text:span><text:span text:style-name="T11">if ( $self-&gt;age &lt; 18 ) {</text:span></text:p>
            <text:p text:style-name="P3"><text:span text:style-name="T11"><text:s text:c="8"/></text:span><text:span text:style-name="T11">my $age = $self-&gt;age;</text:span></text:p>
            <text:p text:style-name="P3"><text:span text:style-name="T11"><text:s text:c="8"/></text:span><text:span text:style-name="T11">croak("Customers must be 18 years old or older, not $age");</text:span></text:p>
            <text:p text:style-name="P3"><text:span text:style-name="T11"><text:s text:c="4"/></text:span><text:span text:style-name="T11">}</text:span></text:p>
            <text:p text:style-name="P3"><text:span text:style-name="T11">}</text:span></text:p>
            <text:p text:style-name="P3"><text:span text:style-name="T11">__PACKAGE__-&gt;meta-&gt;make_immutable;</text:span></text:p>
            <text:p text:style-name="P3"><text:span text:style-name="T11">1;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BUILD is used to add further validation with “new”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reate test modul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We're onto creating T::C modules for each of our project's library module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2.973cm" svg:x="1.4cm" svg:y="0.837cm" presentation:class="title" presentation:user-transformed="true">
          <draw:text-box>
            <text:p>Example T::C project directory</text:p>
          </draw:text-box>
        </draw:frame>
        <draw:frame presentation:style-name="pr2" draw:text-style-name="P5" draw:layer="layout" svg:width="25.199cm" svg:height="15.152cm" svg:x="1.4cm" svg:y="4.914cm" presentation:class="outline" presentation:user-transformed="true">
          <draw:text-box>
            <text:p text:style-name="P3"><text:span text:style-name="T3">mytest <text:s text:c="14"/># Application directory</text:span></text:p>
            <text:p text:style-name="P3"><text:span text:style-name="T3">+- mytest.pl <text:s text:c="8"/># main program</text:span></text:p>
            <text:p text:style-name="P3"><text:span text:style-name="T3">+- lib <text:s text:c="14"/># Library directory</text:span></text:p>
            <text:p text:style-name="P3"><text:span text:style-name="T3">| <text:s/>+- Mytest.pm <text:s text:c="5"/># Package</text:span></text:p>
            <text:p text:style-name="P3"><text:span text:style-name="T3">+- t <text:s text:c="16"/># Test directory</text:span></text:p>
            <text:p text:style-name="P3"><text:span text:style-name="T3"><text:s text:c="3"/></text:span><text:span text:style-name="T3">+- 01-base.t <text:s text:c="5"/># test program</text:span></text:p>
            <text:p text:style-name="P3"><text:span text:style-name="T3"><text:s text:c="3"/></text:span><text:span text:style-name="T3">+- </text:span><text:span text:style-name="T4">run.t</text:span></text:p>
            <text:p text:style-name="P3"><text:span text:style-name="T3"><text:s text:c="3"/></text:span><text:span text:style-name="T3">+- </text:span><text:span text:style-name="T4">tests</text:span><text:span text:style-name="T3"> <text:s text:c="9"/># Library directory of tests</text:span></text:p>
            <text:p text:style-name="P3"><text:span text:style-name="T3"><text:s text:c="5"/></text:span><text:span text:style-name="T3">+- </text:span><text:span text:style-name="T4">TestsFor.pm</text:span><text:span text:style-name="T3"> <text:s/># Test::Class Base Class</text:span></text:p>
            <text:p text:style-name="P3"><text:span text:style-name="T3"><text:s text:c="5"/></text:span><text:span text:style-name="T3">+- </text:span><text:span text:style-name="T4">TestsFor</text:span><text:span text:style-name="T3"> <text:s text:c="4"/># Test:Class Tests for this project</text:span></text:p>
            <text:p text:style-name="P3"><text:span text:style-name="T3"><text:s text:c="7"/></text:span><text:span text:style-name="T3">+- </text:span><text:span text:style-name="T4">Mytest.pm</text:span><text:span text:style-name="T5"> <text:s/># Test Package for library pack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ur Project Cod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draw:frame presentation:style-name="pr11" draw:text-style-name="P11" draw:layer="layout" svg:width="25.199cm" svg:height="16.255cm" svg:x="1.4cm" svg:y="0.837cm" presentation:class="subtitle" presentation:user-transformed="true">
          <draw:text-box>
            <text:p text:style-name="P10"><text:span text:style-name="T1">mytest <text:s text:c="17"/># Application directory</text:span></text:p>
            <text:p text:style-name="P10"><text:span text:style-name="T1">+- test_person.pl <text:s text:c="6"/># main program</text:span></text:p>
            <text:p text:style-name="P10"><text:span text:style-name="T1">+- lib <text:s text:c="17"/># Library directory</text:span></text:p>
            <text:p text:style-name="P10"><text:span text:style-name="T1">| <text:s/>+- Person.pm <text:s text:c="8"/># Personal Info.</text:span></text:p>
            <text:p text:style-name="P10"><text:span text:style-name="T1">| <text:s/>+- Customer.pm <text:s text:c="6"/># Extends Person</text:span></text:p>
            <text:p text:style-name="P10"><text:span text:style-name="T1">| <text:s/>+- Person</text:span></text:p>
            <text:p text:style-name="P10"><text:span text:style-name="T1">| <text:s text:c="3"/>+-Employee.pm <text:s text:c="5"/># Extends Person.</text:span></text:p>
            <text:p text:style-name="P10"><text:span text:style-name="T1">+- t <text:s text:c="19"/># Test directory</text:span></text:p>
            <text:p text:style-name="P10"><text:span text:style-name="T1"><text:s text:c="3"/></text:span><text:span text:style-name="T1">+- </text:span><text:span text:style-name="T12">run.t</text:span></text:p>
            <text:p text:style-name="P10"><text:span text:style-name="T1"><text:s text:c="3"/></text:span><text:span text:style-name="T1">+- </text:span><text:span text:style-name="T12">tests</text:span><text:span text:style-name="T1"> <text:s text:c="12"/># Library directory of tests</text:span></text:p>
            <text:p text:style-name="P10"><text:span text:style-name="T1"><text:s text:c="5"/></text:span><text:span text:style-name="T1">+- </text:span><text:span text:style-name="T12">TestsFor.pm</text:span><text:span text:style-name="T1"> <text:s text:c="4"/># Test::Class Base Class</text:span></text:p>
            <text:p text:style-name="P10"><text:span text:style-name="T1"><text:s text:c="5"/></text:span><text:span text:style-name="T1">+- </text:span><text:span text:style-name="T12">TestsFor</text:span><text:span text:style-name="T1"> <text:s text:c="7"/># Project's Test:Class Tests</text:span></text:p>
            <text:p text:style-name="P10"><text:span text:style-name="T1"><text:s text:c="7"/></text:span><text:span text:style-name="T1">+- </text:span><text:span text:style-name="T12">Person.pm</text:span></text:p>
            <text:p text:style-name="P10"><text:span text:style-name="T12"><text:s text:c="7"/></text:span><text:span text:style-name="T13">+-</text:span><text:span text:style-name="T12"> Customer.pm</text:span></text:p>
            <text:p text:style-name="P10"><text:span text:style-name="T12"><text:s text:c="7"/></text:span><text:span text:style-name="T13">+-</text:span><text:span text:style-name="T12"> Person</text:span></text:p>
            <text:p text:style-name="P10"><text:span text:style-name="T12"><text:s text:c="9"/></text:span><text:span text:style-name="T13">+-</text:span><text:span text:style-name="T12"> Employee.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/tests/TestsFor/Person.pm</text:p>
          </draw:text-box>
        </draw:frame>
        <draw:frame presentation:style-name="pr2" draw:text-style-name="P12" draw:layer="layout" svg:width="25.199cm" svg:height="12.179cm" svg:x="1.4cm" svg:y="4.914cm" presentation:class="outline" presentation:user-transformed="true">
          <draw:text-box>
            <text:p text:style-name="P3"><text:span text:style-name="T14">Before going on to test module for Person, a reminder</text:span></text:p>
            <text:p text:style-name="P3"><text:span text:style-name="T15">t/tests/TestsFor.pm <text:s text:c="3"/>Base Test Class <text:s text:c="3"/>Slide #7</text:span></text:p>
            <text:p text:style-name="P3"><text:span text:style-name="T15">package TestsFor.pm;</text:span></text:p>
            <text:p text:style-name="P3"><text:span text:style-name="T15">...</text:span></text:p>
            <text:p text:style-name="P3"><text:span text:style-name="T15">sub </text:span><text:span text:style-name="T16">test_startup</text:span><text:span text:style-name="T15"> : Tests(</text:span><text:span text:style-name="T17">startup</text:span><text:span text:style-name="T15">) {</text:span></text:p>
            <text:p text:style-name="P3"><text:span text:style-name="T15"><text:s text:c="4"/></text:span><text:span text:style-name="T15">my $test = shift;</text:span></text:p>
            <text:p text:style-name="P3"><text:span text:style-name="T15"><text:s text:c="4"/></text:span><text:span text:style-name="T15">my $class = ref $test; <text:s text:c="9"/></text:span></text:p>
            <text:p text:style-name="P3"><text:span text:style-name="T15"><text:s text:c="4"/></text:span><text:span text:style-name="T15">$class =~ s/^TestsFor:://;</text:span></text:p>
            <text:p text:style-name="P3"><text:span text:style-name="T15"><text:s text:c="4"/></text:span><text:span text:style-name="T15">eval "use $class"; <text:s text:c="13"/></text:span></text:p>
            <text:p text:style-name="P3"><text:span text:style-name="T15"><text:s text:c="4"/></text:span><text:span text:style-name="T15">die $@ if $@;</text:span></text:p>
            <text:p text:style-name="P3"><text:span text:style-name="T15"><text:s text:c="4"/></text:span><text:span text:style-name="T15">$test-&gt;class_to_test($class);</text:span></text:p>
            <text:p text:style-name="P3"><text:span text:style-name="T15">}</text:span></text:p>
            <text:p text:style-name="P3"><text:span text:style-name="T1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draw:frame presentation:style-name="pr6" draw:text-style-name="P9" draw:layer="layout" svg:width="25.199cm" svg:height="18.309cm" svg:x="1.4cm" svg:y="0.837cm" presentation:class="subtitle" presentation:user-transformed="true">
          <draw:text-box>
            <text:p text:style-name="P3"><text:span text:style-name="T11">package TestsFor::Person;</text:span></text:p>
            <text:p text:style-name="P3"><text:span text:style-name="T11">#use strict; use warnings; <text:s text:c="3"/>In Test::Most</text:span></text:p>
            <text:p text:style-name="P3"><text:span text:style-name="T11">use Test::Most;</text:span></text:p>
            <text:p text:style-name="P3"><text:span text:style-name="T11">use base 'TestsFor';</text:span></text:p>
            <text:p text:style-name="P3"><text:span text:style-name="T11">use DateTime;</text:span></text:p>
            <text:p text:style-name="P3"><text:span text:style-name="T11"/></text:p>
            <text:p text:style-name="P3"><text:span text:style-name="T11">our $VERSION = '0.01';</text:span></text:p>
            <text:p text:style-name="P3"><text:span text:style-name="T11"/></text:p>
            <text:p text:style-name="P3"><text:span text:style-name="T11"># Test Methods</text:span></text:p>
            <text:p text:style-name="P3"><text:span text:style-name="T11"># sub NAME : ATTRIBUTES { }</text:span></text:p>
            <text:p text:style-name="P3"><text:span text:style-name="T11"/></text:p>
            <text:p text:style-name="P3"><text:span text:style-name="T11"># The "test_startup" method has an attribute, Tests with the arguments <text:s/>of</text:span></text:p>
            <text:p text:style-name="P3"><text:span text:style-name="T11"># “startup”.</text:span></text:p>
            <text:p text:style-name="P3"><text:span text:style-name="T11"># Any method labeled as a startup method will run once before any of </text:span></text:p>
            <text:p text:style-name="P3"><text:span text:style-name="T11"># the other methods run. </text:span></text:p>
            <text:p text:style-name="P3"><text:span text:style-name="T11"># Tip: Don't run tests in your startup method</text:span></text:p>
            <text:p text:style-name="P3"><text:span text:style-name="T11">sub test_startup : Tests(startup =&gt; 0) {</text:span></text:p>
            <text:p text:style-name="P3"><text:span text:style-name="T11"><text:s text:c="4"/></text:span><text:span text:style-name="T11">my $test = shift;</text:span></text:p>
            <text:p text:style-name="P3"><text:span text:style-name="T11"><text:s text:c="4"/></text:span><text:span text:style-name="T11">$test-&gt;SUPER::test_startup; <text:s text:c="2"/># parent's startup</text:span></text:p>
            <text:p text:style-name="P3"><text:span text:style-name="T11"><text:s text:c="4"/></text:span><text:span text:style-name="T11">my $class = ref $test;</text:span></text:p>
            <text:p text:style-name="P3"><text:span text:style-name="T11"><text:s text:c="4"/></text:span><text:span text:style-name="T11">$class-&gt;mk_classdata('default_object');</text:span></text:p>
            <text:p text:style-name="P3"><text:span text:style-name="T11">}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Read comments out loud.</text:p>
              <text:p/>
              <text:p>Go over test_startup</text:p>
              <text:p/>
              <text:p/>
            </draw:text-box>
          </draw:frame>
        </presentation:notes>
      </draw:page>
      <draw:page draw:name="page22" draw:style-name="dp1" draw:master-page-name="Default" presentation:presentation-page-layout-name="AL3T32">
        <draw:frame presentation:style-name="pr12" draw:text-style-name="P9" draw:layer="layout" svg:width="25.199cm" svg:height="19.105cm" svg:x="1.4cm" svg:y="0.837cm" presentation:class="subtitle" presentation:user-transformed="true">
          <draw:text-box>
            <text:p text:style-name="P3"><text:span text:style-name="T11">sub test_setup : Tests(setup) {</text:span></text:p>
            <text:p text:style-name="P3"><text:span text:style-name="T11"><text:s text:c="4"/></text:span><text:span text:style-name="T11">my $test = shift;</text:span></text:p>
            <text:p text:style-name="P3"><text:span text:style-name="T11"><text:s text:c="4"/></text:span><text:span text:style-name="T11">$test-&gt;SUPER::test_setup; <text:s text:c="3"/># ours did not have any thing</text:span></text:p>
            <text:p text:style-name="P3"><text:span text:style-name="T11"><text:s text:c="4"/></text:span><text:span text:style-name="T11">$test-&gt;default_object(</text:span></text:p>
            <text:p text:style-name="P3"><text:span text:style-name="T11"><text:s text:c="8"/></text:span><text:span text:style-name="T11">$test-&gt;class_to_test-&gt;new( {</text:span></text:p>
            <text:p text:style-name="P3"><text:span text:style-name="T11"><text:s text:c="12"/></text:span><text:span text:style-name="T11">first_name <text:s/>=&gt; 'Charles',</text:span></text:p>
            <text:p text:style-name="P3"><text:span text:style-name="T11"><text:s text:c="12"/></text:span><text:span text:style-name="T11">last_name =&gt; 'Drew',</text:span></text:p>
            <text:p text:style-name="P3"><text:span text:style-name="T11"><text:s text:c="12"/></text:span><text:span text:style-name="T11">Birthdate <text:s text:c="2"/>=&gt; '1904-06-03', } ) );</text:span></text:p>
            <text:p text:style-name="P3"><text:span text:style-name="T11">}</text:span></text:p>
            <text:p text:style-name="P3"><text:span text:style-name="T11"/></text:p>
            <text:p text:style-name="P3"><text:span text:style-name="T11"># will run once and only once for each test class</text:span></text:p>
            <text:p text:style-name="P3"><text:span text:style-name="T11"># if startup test failed, it skips the remaining tests for the class.</text:span></text:p>
            <text:p text:style-name="P3"><text:span text:style-name="T11">sub test_load_db : Tests(startup) {</text:span></text:p>
            <text:p text:style-name="P3"><text:span text:style-name="T11"><text:s text:c="3"/></text:span><text:span text:style-name="T11">my $test = shift;</text:span></text:p>
            <text:p text:style-name="P3"><text:span text:style-name="T11"># <text:s text:c="2"/>$test-&gt;_create_database;</text:span></text:p>
            <text:p text:style-name="P3"><text:span text:style-name="T11">}</text:span></text:p>
            <text:p text:style-name="P3"><text:span text:style-name="T11"/></text:p>
            <text:p text:style-name="P3"><text:span text:style-name="T11"># will run once and only once for each test class</text:span></text:p>
            <text:p text:style-name="P3"><text:span text:style-name="T11">sub test_shutdown_db : Tests(shutdown) {</text:span></text:p>
            <text:p text:style-name="P3"><text:span text:style-name="T11"><text:s text:c="4"/></text:span><text:span text:style-name="T11">my $test = shift;</text:span></text:p>
            <text:p text:style-name="P3"><text:span text:style-name="T11"># <text:s text:c="3"/>$test-&gt;_shutdown_database;</text:span></text:p>
            <text:p text:style-name="P3"><text:span text:style-name="T11">}</text:span></text:p>
            <text:p text:style-name="P3"><text:span text:style-name="T11">sub </text:span><text:span text:style-name="T18">_create_database { return } </text:span></text:p>
            <text:p text:style-name="P3"><text:span text:style-name="T18">sub _shutdown_database { return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Read comments</text:span></text:p>
            </draw:text-box>
          </draw:frame>
        </presentation:notes>
      </draw:page>
      <draw:page draw:name="page23" draw:style-name="dp1" draw:master-page-name="Default" presentation:presentation-page-layout-name="AL3T32">
        <draw:frame presentation:style-name="pr8" draw:text-style-name="P9" draw:layer="layout" svg:width="25.199cm" svg:height="16.255cm" svg:x="1.4cm" svg:y="0.837cm" presentation:class="subtitle" presentation:user-transformed="true">
          <draw:text-box>
            <text:p text:style-name="P3"><text:span text:style-name="T11"># If you don't know how many tests you're going to have, use "no_plan".</text:span></text:p>
            <text:p text:style-name="P3"><text:span text:style-name="T11"># sub constructor : Tests(no_plan) {</text:span></text:p>
            <text:p text:style-name="P3"><text:span text:style-name="T11"># Omitting arguments to the attribute will also mean "no_plan":</text:span></text:p>
            <text:p text:style-name="P3"><text:span text:style-name="T11"># sub test_constructor : Tests() {</text:span></text:p>
            <text:p text:style-name="P3"><text:span text:style-name="T11"># The $test object is an empty hashref. This allows you to stash data </text:span></text:p>
            <text:p text:style-name="P3"><text:span text:style-name="T11"># there, if needed.</text:span></text:p>
            <text:p text:style-name="P3"><text:span text:style-name="T11"># ex: $test-&gt;{pid} = $pid;</text:span></text:p>
            <text:p text:style-name="P3"><text:span text:style-name="T11"># Method “test_constructor” to test “new”</text:span></text:p>
            <text:p text:style-name="P3"><text:span text:style-name="T11">sub test_constructor : Tests(3) {</text:span></text:p>
            <text:p text:style-name="P3"><text:span text:style-name="T11"><text:s text:c="4"/></text:span><text:span text:style-name="T11">my $test = shift;</text:span></text:p>
            <text:p text:style-name="P3"><text:span text:style-name="T11"/></text:p>
            <text:p text:style-name="P3"><text:span text:style-name="T11"><text:s text:c="4"/></text:span><text:span text:style-name="T11">my $class = $test-&gt;class_to_test;</text:span></text:p>
            <text:p text:style-name="P3"><text:span text:style-name="T11"><text:s text:c="4"/></text:span><text:span text:style-name="T11">can_ok $class, 'new';</text:span></text:p>
            <text:p text:style-name="P3"><text:span text:style-name="T11"/></text:p>
            <text:p text:style-name="P3"><text:span text:style-name="T11"><text:s text:c="4"/></text:span><text:span text:style-name="T11">throws_ok { $class-&gt;new }</text:span></text:p>
            <text:p text:style-name="P3"><text:span text:style-name="T11"><text:s text:c="4"/></text:span><text:span text:style-name="T11">qr/Attribute.*required/,</text:span></text:p>
            <text:p text:style-name="P3"><text:span text:style-name="T11"><text:s text:c="6"/></text:span><text:span text:style-name="T11">"Creating a $class without proper attributes should fail";</text:span></text:p>
            <text:p text:style-name="P3"><text:span text:style-name="T11"/></text:p>
            <text:p text:style-name="P3"><text:span text:style-name="T11"><text:s text:c="4"/></text:span><text:span text:style-name="T11">isa_ok $test-&gt;default_object, $class;</text:span></text:p>
            <text:p text:style-name="P3"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Read comments</text:span></text:p>
            </draw:text-box>
          </draw:frame>
        </presentation:notes>
      </draw:page>
      <draw:page draw:name="page24" draw:style-name="dp1" draw:master-page-name="Default" presentation:presentation-page-layout-name="AL3T32">
        <draw:frame presentation:style-name="pr8" draw:text-style-name="P9" draw:layer="layout" svg:width="25.199cm" svg:height="18.309cm" svg:x="1.4cm" svg:y="0.837cm" presentation:class="subtitle" presentation:user-transformed="true">
          <draw:text-box>
            <text:p text:style-name="P3"><text:span text:style-name="T11"># When you're in "development mode", it's safe to leave these tests as </text:span></text:p>
            <text:p text:style-name="P3"><text:span text:style-name="T11"># no_plan, but don't forget to set the number of tests when you're done.</text:span></text:p>
            <text:p text:style-name="P3"><text:span text:style-name="T11">#sub test_last_name : Tests { <text:s text:c="3"/># READ ONLY REQUIRED</text:span></text:p>
            <text:p text:style-name="P3"><text:span text:style-name="T11">sub test_last_name : Tests(2) { <text:s text:c="3"/>#READ ONLY REQUIRED</text:span></text:p>
            <text:p text:style-name="P3"><text:span text:style-name="T11"><text:s text:c="4"/></text:span><text:span text:style-name="T11">my $test <text:s text:c="2"/>= shift;</text:span></text:p>
            <text:p text:style-name="P3"><text:span text:style-name="T11"># <text:s text:c="3"/>my $person = $test-&gt;class-&gt;new;</text:span></text:p>
            <text:p text:style-name="P3"><text:span text:style-name="T11"><text:s text:c="4"/></text:span><text:span text:style-name="T11">my $person = $test-&gt;default_object;</text:span></text:p>
            <text:p text:style-name="P3"><text:span text:style-name="T11"/></text:p>
            <text:p text:style-name="P3"><text:span text:style-name="T11"><text:s text:c="4"/></text:span><text:span text:style-name="T11">can_ok $person, 'last_name';</text:span></text:p>
            <text:p text:style-name="P3"><text:span text:style-name="T11"># <text:s text:c="3"/>ok !defined $person-&gt;last_name,</text:span></text:p>
            <text:p text:style-name="P3"><text:span text:style-name="T11"># <text:s text:c="7"/>'... and last_name should start out undefined';</text:span></text:p>
            <text:p text:style-name="P3"><text:span text:style-name="T11"/></text:p>
            <text:p text:style-name="P3"><text:span text:style-name="T11"># <text:s text:c="3"/>$person-&gt;last_name('Drew');</text:span></text:p>
            <text:p text:style-name="P3"><text:span text:style-name="T11"><text:s text:c="4"/></text:span><text:span text:style-name="T11">is $person-&gt;last_name, 'Drew', '... </text:span><text:span text:style-name="T19">and default last_name correct</text:span><text:span text:style-name="T11">';</text:span></text:p>
            <text:p text:style-name="P3"><text:span text:style-name="T11">}</text:span></text:p>
            <text:p text:style-name="P3"><text:span text:style-name="T11"/></text:p>
            <text:p text:style-name="P3"><text:span text:style-name="T11">sub first_name : Tests(2) { <text:s text:c="3"/># READ ONLY REQUIRED</text:span></text:p>
            <text:p text:style-name="P3"><text:span text:style-name="T11"><text:s text:c="4"/></text:span><text:span text:style-name="T11">my $test <text:s text:c="2"/>= shift;</text:span></text:p>
            <text:p text:style-name="P3"><text:span text:style-name="T11"><text:s text:c="4"/></text:span><text:span text:style-name="T11">my $person = $test-&gt;default_object;</text:span></text:p>
            <text:p text:style-name="P3"><text:span text:style-name="T11"/></text:p>
            <text:p text:style-name="P3"><text:span text:style-name="T11"><text:s text:c="4"/></text:span><text:span text:style-name="T11">can_ok $person, 'first_name';</text:span></text:p>
            <text:p text:style-name="P3"><text:span text:style-name="T11"><text:s text:c="4"/></text:span><text:span text:style-name="T11">is $person-&gt;first_name, 'Charles', '... </text:span><text:span text:style-name="T19">and default first_name correct</text:span><text:span text:style-name="T11">';</text:span></text:p>
            <text:p text:style-name="P3"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Commented out test for when the attribute was not “required”</text:span></text:p>
            </draw:text-box>
          </draw:frame>
        </presentation:notes>
      </draw:page>
      <draw:page draw:name="page25" draw:style-name="dp1" draw:master-page-name="Default" presentation:presentation-page-layout-name="AL3T32">
        <draw:frame presentation:style-name="pr8" draw:text-style-name="P13" draw:layer="layout" svg:width="25.199cm" svg:height="16.255cm" svg:x="1.4cm" svg:y="0.837cm" presentation:class="subtitle" presentation:user-transformed="true">
          <draw:text-box>
            <text:p text:style-name="P3"><text:span text:style-name="T18">#sub name : Tests { <text:s text:c="5"/># METHOD</text:span></text:p>
            <text:p text:style-name="P3"><text:span text:style-name="T18">sub test_name : Tests(3) { <text:s text:c="3"/># METHOD</text:span></text:p>
            <text:p text:style-name="P3"><text:span text:style-name="T18"><text:s text:c="4"/></text:span><text:span text:style-name="T18">my $test <text:s text:c="2"/>= shift;</text:span></text:p>
            <text:p text:style-name="P3"><text:span text:style-name="T18"/></text:p>
            <text:p text:style-name="P3"><text:span text:style-name="T18"><text:s text:c="4"/></text:span><text:span text:style-name="T18">my $person = $test-&gt;default_object;</text:span></text:p>
            <text:p text:style-name="P3"><text:span text:style-name="T18"/></text:p>
            <text:p text:style-name="P3"><text:span text:style-name="T18"><text:s text:c="4"/></text:span><text:span text:style-name="T18">can_ok $person, 'name';</text:span></text:p>
            <text:p text:style-name="P3"><text:span text:style-name="T18"/></text:p>
            <text:p text:style-name="P3"><text:span text:style-name="T18"><text:s text:c="4"/></text:span><text:span text:style-name="T18">is $person-&gt;name, 'Charles Drew', 'name() should return the full name';</text:span></text:p>
            <text:p text:style-name="P3"><text:span text:style-name="T18"/></text:p>
            <text:p text:style-name="P3"><text:span text:style-name="T18"><text:s text:c="4"/></text:span><text:span text:style-name="T18"># Title is READ/WRITE</text:span></text:p>
            <text:p text:style-name="P3"><text:span text:style-name="T18"><text:s text:c="4"/></text:span><text:span text:style-name="T18">$person-&gt;title('Dr.');</text:span></text:p>
            <text:p text:style-name="P3"><text:span text:style-name="T18"/></text:p>
            <text:p text:style-name="P3"><text:span text:style-name="T18"><text:s text:c="4"/></text:span><text:span text:style-name="T18">is $person-&gt;name, 'Dr. Charles Drew',</text:span></text:p>
            <text:p text:style-name="P3"><text:span text:style-name="T18"><text:s text:c="6"/></text:span><text:span text:style-name="T18">'... and it should be correct if we have a title';</text:span></text:p>
            <text:p text:style-name="P3"><text:span text:style-name="T18">}</text:span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draw:frame presentation:style-name="pr8" draw:text-style-name="P9" draw:layer="layout" svg:width="25.199cm" svg:height="16.255cm" svg:x="1.4cm" svg:y="0.837cm" presentation:class="subtitle" presentation:user-transformed="true">
          <draw:text-box>
            <text:p text:style-name="P3"><text:span text:style-name="T11">#sub test_age : Tests { <text:s text:c="3"/># METHOD</text:span></text:p>
            <text:p text:style-name="P3"><text:span text:style-name="T11">sub test_age : Tests(2) { <text:s/># METHOD</text:span></text:p>
            <text:p text:style-name="P3"><text:span text:style-name="T11"><text:s text:c="4"/></text:span><text:span text:style-name="T11">my $test = shift;</text:span></text:p>
            <text:p text:style-name="P3"><text:span text:style-name="T11"><text:s text:c="4"/></text:span><text:span text:style-name="T11">my $person = $test-&gt;default_object;</text:span></text:p>
            <text:p text:style-name="P3"><text:span text:style-name="T11"/></text:p>
            <text:p text:style-name="P3"><text:span text:style-name="T11"><text:s text:c="4"/></text:span><text:span text:style-name="T11">can_ok $person, 'age';</text:span></text:p>
            <text:p text:style-name="P3"><text:span text:style-name="T11"><text:s text:c="4"/></text:span><text:span text:style-name="T11">cmp_ok $person-&gt;age, '&gt;', 100,</text:span></text:p>
            <text:p text:style-name="P3"><text:span text:style-name="T11"><text:s text:c="8"/></text:span><text:span text:style-name="T11">'Our default person is more than one hundred years old';</text:span></text:p>
            <text:p text:style-name="P3"><text:span text:style-name="T11">}</text:span></text:p>
            <text:p text:style-name="P3"><text:span text:style-name="T11"/></text:p>
            <text:p text:style-name="P3"><text:span text:style-name="T11">1;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draw:frame presentation:style-name="pr8" draw:text-style-name="P9" draw:layer="layout" svg:width="25.199cm" svg:height="16.255cm" svg:x="1.4cm" svg:y="0.837cm" presentation:class="subtitle" presentation:user-transformed="true">
          <draw:text-box>
            <text:p text:style-name="P3"><text:span text:style-name="T11">TestsFor::Person has 12 t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><text:span text:style-name="T20">t/tests/TestsFor/Person/Employee.pm</text:span>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draw:frame presentation:style-name="pr13" draw:text-style-name="P9" draw:layer="layout" svg:width="25.199cm" svg:height="19.901cm" svg:x="1.4cm" svg:y="0.837cm" presentation:class="subtitle" presentation:user-transformed="true">
          <draw:text-box>
            <text:p text:style-name="P3"><text:span text:style-name="T11">package TestsFor::Person::Employee;</text:span></text:p>
            <text:p text:style-name="P3"><text:span text:style-name="T11">#use strict; <text:s text:c="2"/>use warnings; <text:s text:c="10"/>in Test::Most;</text:span></text:p>
            <text:p text:style-name="P3"><text:span text:style-name="T11">use Test::Most;</text:span></text:p>
            <text:p text:style-name="P3"><text:span text:style-name="T11">use base 'TestsFor::Person';</text:span></text:p>
            <text:p text:style-name="P3"><text:span text:style-name="T11"/></text:p>
            <text:p text:style-name="P3"><text:span text:style-name="T11">our $VERSION = '0.01';</text:span></text:p>
            <text:p text:style-name="P3"><text:span text:style-name="T11"/></text:p>
            <text:p text:style-name="P3"><text:span text:style-name="T11">#sub test_employee_number : Tests(no_plan) {</text:span></text:p>
            <text:p text:style-name="P3"><text:span text:style-name="T11">sub test_employee_number : Tests(3) {</text:span></text:p>
            <text:p text:style-name="P3"><text:span text:style-name="T11"><text:s text:c="4"/></text:span><text:span text:style-name="T11">my $test <text:s text:c="4"/>= shift;</text:span></text:p>
            <text:p text:style-name="P3"><text:span text:style-name="T11"><text:s text:c="4"/></text:span><text:span text:style-name="T11">my $employee = $test-&gt;class_to_test-&gt;new( {</text:span></text:p>
            <text:p text:style-name="P3"><text:span text:style-name="T11"><text:s text:c="7"/></text:span><text:span text:style-name="T11">first_name <text:s/>=&gt; 'Mary', <text:s text:c="3"/>last_name <text:s text:c="2"/>=&gt; 'Jones',</text:span></text:p>
            <text:p text:style-name="P3"><text:span text:style-name="T11"><text:s text:c="7"/></text:span><text:span text:style-name="T11">Birthdate <text:s text:c="2"/>=&gt; '1904-06-03', } );</text:span></text:p>
            <text:p text:style-name="P3"><text:span text:style-name="T11"/></text:p>
            <text:p text:style-name="P3"><text:span text:style-name="T11"><text:s text:c="4"/></text:span><text:span text:style-name="T11">can_ok $employee, 'employee_number';</text:span></text:p>
            <text:p text:style-name="P3"><text:span text:style-name="T11"/></text:p>
            <text:p text:style-name="P3"><text:span text:style-name="T11"><text:s text:c="4"/></text:span><text:span text:style-name="T11">ok !defined $employee-&gt;employee_number,</text:span></text:p>
            <text:p text:style-name="P3"><text:span text:style-name="T11"><text:s text:c="8"/></text:span><text:span text:style-name="T11">'... and employee_number should not start out defined';</text:span></text:p>
            <text:p text:style-name="P3"><text:span text:style-name="T11"/></text:p>
            <text:p text:style-name="P3"><text:span text:style-name="T11"><text:s text:c="4"/></text:span><text:span text:style-name="T11">$employee-&gt;employee_number(4);</text:span></text:p>
            <text:p text:style-name="P3"><text:span text:style-name="T11"><text:s text:c="4"/></text:span><text:span text:style-name="T11">is $employee-&gt;employee_number, 4,</text:span></text:p>
            <text:p text:style-name="P3"><text:span text:style-name="T11"><text:s text:c="8"/></text:span><text:span text:style-name="T11">'... but we should be able to set its value';</text:span></text:p>
            <text:p text:style-name="P3"><text:span text:style-name="T11">}</text:span></text:p>
            <text:p text:style-name="P3"><text:span text:style-name="T11"/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Test for Employee Number which is not required</text:span></text:p>
            </draw:text-box>
          </draw:frame>
        </presentation:notes>
      </draw:page>
      <draw:page draw:name="page30" draw:style-name="dp1" draw:master-page-name="Default" presentation:presentation-page-layout-name="AL3T32">
        <draw:frame presentation:style-name="pr8" draw:text-style-name="P9" draw:layer="layout" svg:width="25.199cm" svg:height="16.255cm" svg:x="1.4cm" svg:y="0.837cm" presentation:class="subtitle" presentation:user-transformed="true">
          <draw:text-box>
            <text:p text:style-name="P3"><text:span text:style-name="T11"/></text:p>
            <text:p text:style-name="P3"><text:span text:style-name="T11">#sub test_full_name : Tests(no_plan) {</text:span></text:p>
            <text:p text:style-name="P3"><text:span text:style-name="T11">sub test_full_name : Tests(1) {</text:span></text:p>
            <text:p text:style-name="P3"><text:span text:style-name="T11"><text:s text:c="4"/></text:span><text:span text:style-name="T11">my $test <text:s text:c="2"/>= shift;</text:span></text:p>
            <text:p text:style-name="P3"><text:span text:style-name="T11"><text:s text:c="4"/></text:span><text:span text:style-name="T11">my $person = $test-&gt;class_to_test-&gt;new( {</text:span></text:p>
            <text:p text:style-name="P3"><text:span text:style-name="T11"><text:s text:c="36"/></text:span><text:span text:style-name="T11">first_name <text:s/>=&gt; 'Mary',</text:span></text:p>
            <text:p text:style-name="P3"><text:span text:style-name="T11"><text:s text:c="36"/></text:span><text:span text:style-name="T11">last_name <text:s text:c="2"/>=&gt; 'Jones',</text:span></text:p>
            <text:p text:style-name="P3"><text:span text:style-name="T11"><text:s text:c="36"/></text:span><text:span text:style-name="T11">birthdate <text:s text:c="2"/>=&gt; '1904-06-03',</text:span></text:p>
            <text:p text:style-name="P3"><text:span text:style-name="T11"><text:s text:c="34"/></text:span><text:span text:style-name="T11">} );</text:span></text:p>
            <text:p text:style-name="P3"><text:span text:style-name="T11"/></text:p>
            <text:p text:style-name="P3"><text:span text:style-name="T11"/></text:p>
            <text:p text:style-name="P3"><text:span text:style-name="T11"><text:s text:c="4"/></text:span><text:span text:style-name="T11">is $person-&gt;full_name, 'Jones, Mary',</text:span></text:p>
            <text:p text:style-name="P3"><text:span text:style-name="T11"><text:s text:c="8"/></text:span><text:span text:style-name="T11">'The employee name should render correctly';</text:span></text:p>
            <text:p text:style-name="P3"><text:span text:style-name="T11">}</text:span></text:p>
            <text:p text:style-name="P3"><text:span text:style-name="T11"/></text:p>
            <text:p text:style-name="P3"><text:span text:style-name="T11">1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For an Employee, their last name is first.</text:p>
            </draw:text-box>
          </draw:frame>
        </presentation:notes>
      </draw:page>
      <draw:page draw:name="page31" draw:style-name="dp1" draw:master-page-name="Default" presentation:presentation-page-layout-name="AL3T32">
        <draw:frame presentation:style-name="pr8" draw:text-style-name="P9" draw:layer="layout" svg:width="25.199cm" svg:height="16.255cm" svg:x="1.4cm" svg:y="0.837cm" presentation:class="subtitle" presentation:user-transformed="true">
          <draw:text-box>
            <text:p text:style-name="P3"><text:span text:style-name="T11">TestsFor::Employee has 4 tests</text:span></text:p>
            <text:p text:style-name="P3"><text:span text:style-name="T11"/></text:p>
            <text:p text:style-name="P3"><text:span text:style-name="T11">Inherits 12 from TestsFor::Per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20">t/tests/TestsFor/Customer.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draw:frame presentation:style-name="pr6" draw:text-style-name="P9" draw:layer="layout" svg:width="25.199cm" svg:height="18.309cm" svg:x="1.4cm" svg:y="0.837cm" presentation:class="subtitle" presentation:user-transformed="true">
          <draw:text-box>
            <text:p text:style-name="P3"><text:span text:style-name="T11">package TestsFor::Customer;</text:span></text:p>
            <text:p text:style-name="P3"><text:span text:style-name="T11">use Test::Most;</text:span></text:p>
            <text:p text:style-name="P3"><text:span text:style-name="T11">use base 'TestsFor::Person';</text:span></text:p>
            <text:p text:style-name="P3"><text:span text:style-name="T11">use DateTime;</text:span></text:p>
            <text:p text:style-name="P3"><text:span text:style-name="T11"/></text:p>
            <text:p text:style-name="P3"><text:span text:style-name="T11">sub test_mininum_age : Tests(2) {</text:span></text:p>
            <text:p text:style-name="P3"><text:span text:style-name="T11"><text:s text:c="4"/></text:span><text:span text:style-name="T11">my $test = shift;</text:span></text:p>
            <text:p text:style-name="P3"><text:span text:style-name="T11"><text:s text:c="4"/></text:span><text:span text:style-name="T11">my $year = DateTime-&gt;now-&gt;year;</text:span></text:p>
            <text:p text:style-name="P3"><text:span text:style-name="T11"><text:s text:c="4"/></text:span><text:span text:style-name="T11">$year -= 16;</text:span></text:p>
            <text:p text:style-name="P3"><text:span text:style-name="T11"><text:s text:c="4"/></text:span><text:span text:style-name="T11">throws_ok {</text:span></text:p>
            <text:p text:style-name="P3"><text:span text:style-name="T11"><text:s text:c="8"/></text:span><text:span text:style-name="T11">$test-&gt;class_to_test-&gt;new( { first_name <text:s/>=&gt; 'Sally', <text:s text:c="2"/>last_name <text:s text:c="2"/>=&gt; 'Forth',</text:span></text:p>
            <text:p text:style-name="P3"><text:span text:style-name="T11"><text:s text:c="12"/></text:span><text:span text:style-name="T11">birthdate <text:s text:c="2"/>=&gt; "$year-06-05", <text:s/>} );</text:span></text:p>
            <text:p text:style-name="P3"><text:span text:style-name="T11"><text:s text:c="4"/></text:span><text:span text:style-name="T11">}</text:span></text:p>
            <text:p text:style-name="P3"><text:span text:style-name="T11"><text:s text:c="4"/></text:span><text:span text:style-name="T11">qr/^Customers must be 18 years old or older, not \d+/,</text:span></text:p>
            <text:p text:style-name="P3"><text:span text:style-name="T11"><text:s text:c="6"/></text:span><text:span text:style-name="T11">'Trying to create a customer younger than 18 should fail';</text:span></text:p>
            <text:p text:style-name="P3"><text:span text:style-name="T11"><text:s text:c="4"/></text:span><text:span text:style-name="T11">$year -= 10; <text:s text:c="3"/># take another ten years off</text:span></text:p>
            <text:p text:style-name="P3"><text:span text:style-name="T11"><text:s text:c="4"/></text:span><text:span text:style-name="T11">lives_ok {</text:span></text:p>
            <text:p text:style-name="P3"><text:span text:style-name="T11"><text:s text:c="8"/></text:span><text:span text:style-name="T11">$test-&gt;class_to_test-&gt;new( { first_name <text:s/>=&gt; 'Sally', last_name <text:s text:c="2"/>=&gt; 'Forth',</text:span></text:p>
            <text:p text:style-name="P3"><text:span text:style-name="T11"><text:s text:c="12"/></text:span><text:span text:style-name="T11">birthdate <text:s text:c="2"/>=&gt; "$year-06-05", } );</text:span></text:p>
            <text:p text:style-name="P3"><text:span text:style-name="T11"><text:s text:c="4"/></text:span><text:span text:style-name="T11">}</text:span></text:p>
            <text:p text:style-name="P3"><text:span text:style-name="T11"><text:s text:c="4"/></text:span><text:span text:style-name="T11">'Trying to create a customer older than 18 should succeed';</text:span></text:p>
            <text:p text:style-name="P3"><text:span text:style-name="T11">}</text:span></text:p>
            <text:p text:style-name="P3"><text:span text:style-name="T11">1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Customer must be 19 or older</text:span></text:p>
            </draw:text-box>
          </draw:frame>
        </presentation:notes>
      </draw:page>
      <draw:page draw:name="page34" draw:style-name="dp1" draw:master-page-name="Default" presentation:presentation-page-layout-name="AL3T32">
        <draw:frame presentation:style-name="pr8" draw:text-style-name="P9" draw:layer="layout" svg:width="25.199cm" svg:height="16.255cm" svg:x="1.4cm" svg:y="0.837cm" presentation:class="subtitle" presentation:user-transformed="true">
          <draw:text-box>
            <text:p text:style-name="P3"><text:span text:style-name="T11">TestsFor::Customer has 2 tests</text:span></text:p>
            <text:p text:style-name="P3"><text:span text:style-name="T11"/></text:p>
            <text:p text:style-name="P3"><text:span text:style-name="T11">Inherits 12 from TestsFor::Person</text:span></text:p>
            <text:p text:style-name="P3"><text:span text:style-name="T11"/></text:p>
            <text:p text:style-name="P3"><text:span text:style-name="T11">---</text:span></text:p>
            <text:p text:style-name="P3"><text:span text:style-name="T11">TestsFor::Person 12 tests</text:span></text:p>
            <text:p text:style-name="P3"><text:span text:style-name="T11">TestsFor::Person::Employee 4 + 12 = 16 tests</text:span></text:p>
            <text:p text:style-name="P3"><text:span text:style-name="T11">TestsFor::Customer 2 + 12 = 14 tests</text:span></text:p>
            <text:p text:style-name="P3"><text:span text:style-name="T11">---</text:span></text:p>
            <text:p text:style-name="P3"><text:span text:style-name="T11">Total tests: 42 t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5.199cm" svg:height="2.973cm" svg:x="1.4cm" svg:y="0.837cm" presentation:class="title" presentation:user-transformed="true">
          <draw:text-box>
            <text:p>Prove it</text:p>
          </draw:text-box>
        </draw:frame>
        <draw:frame presentation:style-name="pr2" draw:text-style-name="P4" draw:layer="layout" svg:width="25.199cm" svg:height="15.152cm" svg:x="1.4cm" svg:y="4.914cm" presentation:class="outline" presentation:user-transformed="true">
          <draw:text-box>
            <text:p text:style-name="P3"><text:span text:style-name="T3"><text:s text:c="2"/></text:span><text:span text:style-name="T3">$ prove -l --merge t/run.t</text:span></text:p>
            <text:p text:style-name="P3"><text:span text:style-name="T3"><text:s text:c="2"/></text:span><text:span text:style-name="T3">t/run.t .. ok <text:s text:c="4"/></text:span></text:p>
            <text:p text:style-name="P3"><text:span text:style-name="T3"><text:s text:c="2"/></text:span><text:span text:style-name="T3">All tests successful.</text:span></text:p>
            <text:p text:style-name="P3"><text:span text:style-name="T3"><text:s text:c="2"/></text:span><text:span text:style-name="T3">Files=1, Tests=42, ...</text:span></text:p>
            <text:p text:style-name="P3"><text:span text:style-name="T3"><text:s text:c="2"/></text:span><text:span text:style-name="T3">Result: PASS</text:span></text:p>
            <text:p text:style-name="P3"><text:span text:style-name="T3">OR</text:span></text:p>
            <text:p text:style-name="P3"><text:span text:style-name="T3"><text:s text:c="2"/></text:span><text:span text:style-name="T3">$ prove -lv --merge t/run.t</text:span></text:p>
            <text:p text:style-name="P3"><text:span text:style-name="T3"/></text:p>
            <text:p text:style-name="P3"><text:span text:style-name="T3">VI (.vimrc)</text:span></text:p>
            <text:p text:style-name="P3"><text:span text:style-name="T3"># relative to your CWD</text:span></text:p>
            <text:p text:style-name="P3"><text:span text:style-name="T3">noremap ,t <text:s/>:!prove -lv --merge t/run.t&lt;CR&gt;</text:span></text:p>
            <text:p text:style-name="P3"><text:span text:style-name="T3">noremap ,T <text:s/>:!prove -lv --merge -It/tests %&lt;CR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2.973cm" svg:x="1.4cm" svg:y="0.837cm" presentation:class="title" presentation:user-transformed="true">
          <draw:text-box>
            <text:p>DBIC</text:p>
          </draw:text-box>
        </draw:frame>
        <draw:frame presentation:style-name="pr2" draw:text-style-name="P15" draw:layer="layout" svg:width="27.492cm" svg:height="15.152cm" svg:x="0.508cm" svg:y="4.914cm" presentation:class="outline" presentation:user-transformed="true">
          <draw:text-box>
            <text:p text:style-name="P3"><text:span text:style-name="T21">If you remember my last presentation where I used DBIx::Class with Mojolicious.</text:span></text:p>
            <text:p text:style-name="P3"><text:span text:style-name="T22"/></text:p>
            <text:p text:style-name="P3"><text:span text:style-name="T22">sub test_setup : Tests(setup) {</text:span></text:p>
            <text:p text:style-name="P3"><text:span text:style-name="T22"><text:s text:c="4"/></text:span><text:span text:style-name="T22">my $test = shift;</text:span></text:p>
            <text:p text:style-name="P3"><text:span text:style-name="T22"><text:s text:c="4"/></text:span><text:span text:style-name="T22">$test-&gt;SUPER::setup;</text:span></text:p>
            <text:p text:style-name="P3"><text:span text:style-name="T22"><text:s text:c="4"/></text:span><text:span text:style-name="T22">$test-&gt;default_object( </text:span></text:p>
            <text:p text:style-name="P3"><text:span text:style-name="T22"><text:s text:c="10"/></text:span><text:span text:style-name="T22">$test-&gt;class_to_test-&gt;new( </text:span><text:span text:style-name="T23">{</text:span></text:p>
            <text:p text:style-name="P3"><text:span text:style-name="T23"><text:s text:c="16"/></text:span><text:span text:style-name="T22"><text:s/></text:span><text:span text:style-name="T22">id <text:s/>=&gt; 1, <text:s/>pw_hash =&gt; 'Some Text', username =&gt; 'Buster', <text:s/>fullname =&gt; 'Buster The Show Dog', </text:span></text:p>
            <text:p text:style-name="P3"><text:span text:style-name="T23"><text:s text:c="10"/></text:span><text:span text:style-name="T23">}</text:span><text:span text:style-name="T22"> )</text:span></text:p>
            <text:p text:style-name="P3"><text:span text:style-name="T22"><text:s text:c="5"/></text:span><text:span text:style-name="T22">);</text:span></text:p>
            <text:p text:style-name="P3"><text:span text:style-name="T22">}</text:span></text:p>
            <text:p text:style-name="P3"><text:span text:style-name="T24"/></text:p>
            <text:p text:style-name="P3"><text:span text:style-name="T24"/></text:p>
            <text:p text:style-name="P3"><text:span text:style-name="T24"/></text:p>
            <text:p text:style-name="P3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I used DBIx::Class::Schema::Loader</text:p>
              <text:p/>
              <text:p>Even if you do the Result tables packages by hand</text:p>
              <text:p>and then use</text:p>
              <text:p>DBIx::Class::Schema-&gt;deploy, you still use</text:p>
              <text:p>DBIx::Class::Core as the base for each class.</text:p>
            </draw:text-box>
          </draw:frame>
        </presentation:notes>
      </draw:page>
      <draw:page draw:name="page37" draw:style-name="dp1" draw:master-page-name="Default" presentation:presentation-page-layout-name="AL1T1">
        <draw:frame presentation:style-name="pr4" draw:layer="layout" svg:width="25.199cm" svg:height="2.973cm" svg:x="1.4cm" svg:y="0.837cm" presentation:class="title" presentation:user-transformed="true">
          <draw:text-box>
            <text:p>Curtis Poe's Tutorial</text:p>
          </draw:text-box>
        </draw:frame>
        <draw:frame presentation:style-name="pr2" draw:text-style-name="P15" draw:layer="layout" svg:width="27.492cm" svg:height="15.152cm" svg:x="0.508cm" svg:y="4.914cm" presentation:class="outline" presentation:user-transformed="true">
          <draw:text-box>
            <text:p text:style-name="P3"><text:span text:style-name="T15">5 part series starting with “Organizing Test Suites with Test::Class”</text:span></text:p>
            <text:p text:style-name="P3"><text:span text:style-name="T25"><text:a xlink:href="http://www.modernperlbooks.com/mt/2009/03/organizing-test-suites-with-testclass.html" xlink:type="simple">http://www.modernperlbooks.com/mt/2009/03/organizing-test-suites-with-testclass.html</text:a></text:span></text:p>
            <text:p text:style-name="P3"><text:span text:style-name="T25"/></text:p>
            <text:p text:style-name="P3"><text:span text:style-name="T26">Buy Senor Poe's books!!!</text:span><text:span text:style-name="T25"> <text:s/></text:span></text:p>
            <text:p text:style-name="P3"><text:span text:style-name="T1">Beginning Perl</text:span></text:p>
            <text:p text:style-name="P3"><text:span text:style-name="T1">Perl H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>
            <draw:text-box>
              <text:p>Buy his book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3:31:04.847592096</meta:creation-date>
    <dc:date>2015-11-09T08:49:28.191069070</dc:date>
    <meta:editing-duration>PT17H47M29S</meta:editing-duration>
    <meta:editing-cycles>84</meta:editing-cycles>
    <meta:generator>LibreOffice/4.2.8.2$Linux_X86_64 LibreOffice_project/420m0$Build-2</meta:generator>
    <meta:document-statistic meta:object-count="151"/>
  </office:meta>
</office:document-meta>
</file>